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text:display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dden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de" fo:country="DE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3-01T18:08:10.12</dc:date>
    <dc:creator>Martin Linnemann</dc:creator>
    <meta:editing-duration>PT10M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0" meta:word-count="0" meta:character-count="0"/>
  </office:meta>
</office:document-meta>
</file>